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350e2" officeooo:paragraph-rsid="00520bd6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3ef71" officeooo:paragraph-rsid="0053ef71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520bd6"/>
    </style:style>
    <style:style style:name="T1" style:family="text">
      <style:text-properties officeooo:rsid="0051d68a"/>
    </style:style>
    <style:style style:name="T2" style:family="text">
      <style:text-properties officeooo:rsid="0052d609"/>
    </style:style>
    <style:style style:name="T3" style:family="text">
      <style:text-properties officeooo:rsid="0050d310"/>
    </style:style>
    <style:style style:name="T4" style:family="text">
      <style:text-properties officeooo:rsid="00558a0f"/>
    </style:style>
    <style:style style:name="T5" style:family="text">
      <style:text-properties fo:font-size="14pt" officeooo:rsid="0042820b" style:font-size-asian="14pt" style:font-size-complex="14pt"/>
    </style:style>
    <style:style style:name="T6" style:family="text">
      <style:text-properties fo:font-size="14pt" officeooo:rsid="0052d609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Psalm 30:4-5) / <text:span text:style-name="Strong_20_Emphasis">Opening prayer</text:span> (John A)</text:p>
      <text:p text:style-name="P2"><text:span text:style-name="Strong_20_Emphasis">Praise</text:span>: <text:span text:style-name="Emphasis">Crown Him With Many Crowns</text:span></text:p>
      <text:p text:style-name="P2"><text:span text:style-name="Strong_20_Emphasis">Bible Reading</text:span>: Exodus 24 (Pam W)</text:p>
      <text:p text:style-name="P2"><text:span text:style-name="Strong_20_Emphasis">Announcements</text:span> (Mook L)</text:p>
      <text:p text:style-name="P2"><text:span text:style-name="Strong_20_Emphasis">Sunday School</text:span> (Shi Ya B, Luke B)</text:p>
      <text:p text:style-name="P2"><text:span text:style-name="Strong_20_Emphasis">Praise</text:span>: <text:span text:style-name="Emphasis">Come Behold the Wondrous Mystery</text:span></text:p>
      <text:p text:style-name="P2"><text:span text:style-name="Strong_20_Emphasis">Prayer for the church and the world</text:span>  (ML)</text:p>
      <text:p text:style-name="P2"><text:span text:style-name="Strong_20_Emphasis">Bible reading</text:span>: Hebrews 8 (Stephen A)</text:p>
      <text:p text:style-name="P2"><text:span text:style-name="Strong_20_Emphasis">Praise</text:span>: <text:span text:style-name="Emphasis">How Deep The Father’s Love For Us</text:span></text:p>
      <text:p text:style-name="P2"><text:span text:style-name="Strong_20_Emphasis">Sermon</text:span>: “A BETTER COVENANT: HE MENDS THE BROKEN” (ML)</text:p>
      <text:p text:style-name="P2"><text:span text:style-name="Strong_20_Emphasis">Praise</text:span>: <text:span text:style-name="Emphasis">Just As I Am</text:span></text:p>
      <text:p text:style-name="P2"><text:span text:style-name="Strong_20_Emphasis">Benediction</text:span> (ML)</text:p>
      <text:p text:style-name="P2"><text:span text:style-name="Strong_20_Emphasis">Sermon Outline</text:span></text:p>
      <text:p text:style-name="P2">“A BETTER COVENANT: HE MENDS THE BROKEN”   (Hebrews 9)</text:p>
      <text:p text:style-name="P2">Introduction</text:p>
      <text:list text:style-name="L1">
        <text:list-item>
          <text:p text:style-name="P3">A Superior Ministry</text:p>
        </text:list-item>
        <text:list-item>
          <text:p text:style-name="P3">Faulty People</text:p>
        </text:list-item>
        <text:list-item>
          <text:p text:style-name="P3">Glories of the New Covenant</text:p>
        </text:list-item>
      </text:list>
      <text:p text:style-name="P2">Conclusion</text:p>
      <text:p text:style-name="P1"/>
      <text:p text:style-name="P4"><text:span text:style-name="Strong_20_Emphasis">Call to Worship</text:span> <text:span text:style-name="T1">(</text:span><text:span text:style-name="T2">Psalm 30:4-5</text:span><text:span text:style-name="T1">) </text:span><text:span text:style-name="T3">&amp;</text:span> <text:span text:style-name="Strong_20_Emphasis">Opening prayer</text:span> </text:p>
      <text:p text:style-name="Opening_5f_Verse"><text:span text:style-name="T2">[4] </text:span>Sing praise to the Lord, you His godly ones, And give thanks to His holy <text:span text:style-name="T2">N</text:span>ame.</text:p>
      <text:p text:style-name="Opening_5f_Verse"><text:span text:style-name="T2">[</text:span>5<text:span text:style-name="T2">]</text:span> For His anger is but for a moment, His favor is for a lifetime;</text:p>
      <text:p text:style-name="P5">Let us pray…</text:p>
      <text:p text:style-name="P6">Heavenly Father, we have come into Your house to bring our praises, and to give thanks for Your great grace to us.</text:p>
      <text:p text:style-name="P6">We thank You for Your favour in saving us through Jesus going to the Cross and then rising again.</text:p>
      <text:p text:style-name="P6">We thank You that Your anger is for just a moment, because sin has been dealt with and the accuser of the brethren is defeated.</text:p>
      <text:p text:style-name="P6">We thank You that we are now free to sing from changed hearts and to honou<text:span text:style-name="T4">r</text:span> Jesus as our King of kings.</text:p>
      <text:p text:style-name="P6">Be with us by the Holy Spirit, we pray, as we submit to Your Word, and as we bring our praises today,</text:p>
      <text:p text:style-name="P6">In Jesus Mighty Name we pray, Amen.</text:p>
      <text:p text:style-name="P7"><text:span text:style-name="T5">[</text:span><text:span text:style-name="T6">Crown Him with Many Crowns</text:span><text:span text:style-name="T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36445"/>
    </style:style>
    <style:style style:name="MT2" style:family="text">
      <style:text-properties style:text-position="super 58%" officeooo:rsid="00536445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8</text:span><text:span text:style-name="MT2">th</text:span><text:span text:style-name="MT1"> February 2026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6-02-07T10:49:01.394808667</dc:date>
    <meta:editing-duration>PT7H5M14S</meta:editing-duration>
    <meta:editing-cycles>51</meta:editing-cycles>
    <meta:generator>LibreOffice/25.8.4.2$Linux_X86_64 LibreOffice_project/580$Build-2</meta:generator>
    <meta:print-date>2026-02-07T10:45:22.019211781</meta:print-date>
    <meta:printed-by>PDF files</meta:printed-by>
    <meta:document-statistic meta:table-count="0" meta:image-count="0" meta:object-count="0" meta:page-count="2" meta:paragraph-count="31" meta:word-count="273" meta:character-count="1426" meta:non-whitespace-character-count="1183"/>
  </office:meta>
</office:document-meta>
</file>